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9b17" officeooo:paragraph-rsid="00039b17"/>
    </style:style>
    <style:style style:name="P2" style:family="paragraph" style:parent-style-name="Standard">
      <style:text-properties officeooo:rsid="00051007" officeooo:paragraph-rsid="00051007"/>
    </style:style>
    <style:style style:name="T1" style:family="text">
      <style:text-properties officeooo:rsid="000591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rraform login token: CmJlouWilgZ90w.atlasv1.e14vJuFNmZR1fiXijBym9lZMz2IsNZ3vyZJBQscmGvnRqbRmYWcmwq3H5x5z6q5FtKs</text:p>
      <text:h text:style-name="Heading_20_1" text:outline-level="1">Terraform Data Sources | How to Use Data Sources? - Part 12</text:h>
      <text:p text:style-name="Standard"><text:a xlink:type="simple" xlink:href="https://youtu.be/vCUdKKD3Kfk" text:style-name="Internet_20_link" text:visited-style-name="Visited_20_Internet_20_Link">https://youtu.be/vCUdKKD3Kfk</text:a></text:p>
      <text:p text:style-name="Standard"/>
      <text:p text:style-name="P2">TERRAFORM CLOUD LAB <text:span text:style-name="T1">(how to use it?)</text:span></text:p>
      <text:p text:style-name="Standard">https://blog.cloudthat.com/manage-infrastructure-on-aws-using-terraform-cloud-for-free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3T09:58:26.764996619</meta:creation-date>
    <dc:date>2022-08-16T20:18:43.001008145</dc:date>
    <meta:editing-duration>PT2M21S</meta:editing-duration>
    <meta:editing-cycles>4</meta:editing-cycles>
    <meta:generator>LibreOffice/7.3.4.2$Linux_X86_64 LibreOffice_project/30$Build-2</meta:generator>
    <meta:document-statistic meta:table-count="0" meta:image-count="0" meta:object-count="0" meta:page-count="1" meta:paragraph-count="5" meta:word-count="25" meta:character-count="323" meta:non-whitespace-character-count="303"/>
  </office:meta>
</office:document-meta>
</file>